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7cm" svg:height="9.005cm" svg:x="13.602cm" svg:y="3.506cm">
            <draw:object draw:notify-on-update-of-ranges="Sheet1.A2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Number of workers</text:p>
          </table:table-cell>
          <table:table-cell office:value-type="string">
            <text:p>Processing time (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.1">
            <text:p>162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8">
            <text:p>162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2.3">
            <text:p>162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9.5">
            <text:p>1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0.1">
            <text:p>170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1.7">
            <text:p>161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.7">
            <text:p>199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.7">
            <text:p>169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1.1">
            <text:p>211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9.5">
            <text:p>169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9.5">
            <text:p>169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2.1">
            <text:p>212.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.1">
            <text:p>200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1.4">
            <text:p>251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2.2">
            <text:p>202.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.9">
            <text:p>168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1.7">
            <text:p>161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8.7">
            <text:p>278.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3-01-23T10:16:59</meta:creation-date>
    <dc:date>2013-01-23T10:52:22</dc:date>
    <dc:creator>Luke </dc:creator>
    <meta:editing-duration>PT3M51S</meta:editing-duration>
    <meta:editing-cycles>1</meta:editing-cycles>
    <meta:document-statistic meta:table-count="3" meta:cell-count="42" meta:object-count="1"/>
    <meta:generator>LibreOffice/3.5$Linux_X86_64 LibreOffice_project/350m1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531cm" svg:y="0.316cm" chart:style-name="ch2">
          <text:p>Average Processing Time Altering Number of Workers</text:p>
        </chart:title>
        <chart:subtitle svg:x="5.719cm" svg:y="1.275cm" chart:style-name="ch3">
          <text:p>Blurring a 400x256 Image</text:p>
        </chart:subtitle>
        <chart:plot-area chart:style-name="ch4" table:cell-range-address="Sheet1.A1:Sheet1.B21" chart:data-source-has-labels="both" svg:x="1.33cm" svg:y="2.318cm" svg:width="14.03cm" svg:height="5.527cm">
          <chartooo:coordinate-region svg:x="2.137cm" svg:y="2.517cm" svg:width="13.037cm" svg:height="4.681cm"/>
          <chart:axis chart:dimension="x" chart:name="primary-x" chart:style-name="ch5" chartooo:axis-type="auto">
            <chartooo:date-scale/>
            <chart:title svg:x="6.899cm" svg:y="8.025cm" chart:style-name="ch6">
              <text:p>Number of Workers</text:p>
            </chart:title>
            <chart:categories table:cell-range-address="Sheet1.A2:Sheet1.A21"/>
          </chart:axis>
          <chart:axis chart:dimension="y" chart:name="primary-y" chart:style-name="ch5">
            <chart:title svg:x="0.451cm" svg:y="5.72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 time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21</svg:desc>
                </draw:g>
              </table:table-cell>
              <table:table-cell office:value-type="float" office:value="162.1">
                <text:p>162.1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1.1">
                <text:p>211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2.1">
                <text:p>212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0.1">
                <text:p>200.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8.7">
                <text:p>27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